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d_pay</text:p>
          </table:table-cell>
          <table:table-cell office:value-type="string" calcext:value-type="string">
            <text:p>bill_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nt</text:p>
          </table:table-cell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nt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ig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t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nt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t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ig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nt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nt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igi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nt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ctricity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ctricity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igital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3:00:24.387348913</meta:creation-date>
    <dc:date>2022-11-15T23:21:45.848895255</dc:date>
    <meta:editing-duration>PT14S</meta:editing-duration>
    <meta:editing-cycles>1</meta:editing-cycles>
    <meta:document-statistic meta:table-count="1" meta:cell-count="78" meta:object-count="0"/>
    <meta:generator>LibreOffice/6.4.7.2$Linux_X86_64 LibreOffice_project/40$Build-2</meta:generator>
  </office:meta>
</office:document-meta>
</file>